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ccanthis ADF Std" svg:font-family="'Accanthis ADF Std'"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Symbol" svg:font-family="OpenSymbol" style:font-charset="x-symbol"/>
    <style:font-face style:name="Sans" svg:font-family="Sans" style:font-family-generic="swiss"/>
    <style:font-face style:name="UnJamoNovel" svg:font-family="UnJamoNovel"/>
  </office:font-face-decls>
  <office:automatic-styles>
    <style:style style:name="P1" style:family="paragraph">
      <style:paragraph-properties fo:break-before="page"/>
    </style:style>
    <style:style style:name="P2" style:family="paragraph" style:list-style-name="L14"/>
    <style:style style:name="P3" style:family="paragraph" style:list-style-name="L17"/>
    <style:style style:name="P4" style:family="paragraph" style:list-style-name="L2"/>
    <style:style style:name="P5" style:family="paragraph" style:list-style-name="L3"/>
    <style:style style:name="P6" style:family="paragraph" style:list-style-name="L4"/>
    <style:style style:name="P7" style:family="paragraph" style:list-style-name="L6"/>
    <style:style style:name="P8" style:family="paragraph" style:list-style-name="L7"/>
    <style:style style:name="P9" style:family="paragraph" style:list-style-name="L8"/>
    <style:style style:name="P10" style:family="paragraph" style:list-style-name="L9"/>
    <style:style style:name="P11" style:family="paragraph" style:list-style-name="L10"/>
    <style:style style:name="P12" style:family="paragraph" style:list-style-name="L11"/>
    <style:style style:name="P13" style:family="paragraph" style:list-style-name="L12"/>
    <style:style style:name="P14" style:family="paragraph" style:list-style-name="L13"/>
    <style:style style:name="P15" style:family="paragraph" style:list-style-name="L14"/>
    <style:style style:name="P16" style:family="paragraph" style:list-style-name="L15"/>
    <style:style style:name="P17" style:family="paragraph" style:list-style-name="L16"/>
    <style:style style:name="P18" style:family="paragraph" style:list-style-name="L18"/>
    <style:style style:name="P19" style:family="paragraph" style:list-style-name="L19"/>
    <style:style style:name="P20" style:family="paragraph" style:list-style-name="L20"/>
    <style:style style:name="P21" style:family="paragraph" style:parent-style-name="Text_20_body">
      <style:text-properties fo:background-color="#ffff00"/>
    </style:style>
    <style:style style:name="T1" style:family="text">
      <style:text-properties officeooo:rsid="00107bd7"/>
    </style:style>
    <style:style style:name="T2" style:family="text">
      <style:text-properties officeooo:rsid="00124de4"/>
    </style:style>
    <style:style style:name="T3" style:family="text">
      <style:text-properties officeooo:rsid="001394a0"/>
    </style:style>
    <style:style style:name="T4" style:family="text">
      <style:text-properties fo:font-style="italic" style:font-style-asian="italic" style:font-style-complex="italic"/>
    </style:style>
    <style:style style:name="T5" style:family="text">
      <style:text-properties fo:font-style="italic" officeooo:rsid="0031595b" style:font-style-asian="italic" style:font-style-complex="italic"/>
    </style:style>
    <style:style style:name="T6" style:family="text">
      <style:text-properties fo:background-color="#ff0000" loext:char-shading-value="0"/>
    </style:style>
    <style:style style:name="T7" style:family="text">
      <style:text-properties officeooo:rsid="0017f25f"/>
    </style:style>
    <style:style style:name="T8" style:family="text">
      <style:text-properties officeooo:rsid="0018329d"/>
    </style:style>
    <style:style style:name="T9" style:family="text">
      <style:text-properties officeooo:rsid="00184d55"/>
    </style:style>
    <style:style style:name="T10" style:family="text">
      <style:text-properties officeooo:rsid="0019be8f"/>
    </style:style>
    <style:style style:name="T11" style:family="text">
      <style:text-properties officeooo:rsid="001b2e11"/>
    </style:style>
    <style:style style:name="T12" style:family="text">
      <style:text-properties officeooo:rsid="001f69fd"/>
    </style:style>
    <style:style style:name="T13" style:family="text">
      <style:text-properties officeooo:rsid="002077db"/>
    </style:style>
    <style:style style:name="T14" style:family="text">
      <style:text-properties officeooo:rsid="0023f31c"/>
    </style:style>
    <style:style style:name="T15" style:family="text">
      <style:text-properties officeooo:rsid="002528e6"/>
    </style:style>
    <style:style style:name="T16" style:family="text">
      <style:text-properties officeooo:rsid="002532ab"/>
    </style:style>
    <style:style style:name="T17" style:family="text">
      <style:text-properties officeooo:rsid="0026a495"/>
    </style:style>
    <style:style style:name="T18" style:family="text">
      <style:text-properties officeooo:rsid="0019cbe5"/>
    </style:style>
    <style:style style:name="T19" style:family="text">
      <style:text-properties officeooo:rsid="0027b96b"/>
    </style:style>
    <style:style style:name="T20" style:family="text">
      <style:text-properties officeooo:rsid="001cc120"/>
    </style:style>
    <style:style style:name="T21" style:family="text">
      <style:text-properties officeooo:rsid="001d2b9b"/>
    </style:style>
    <style:style style:name="T22" style:family="text">
      <style:text-properties officeooo:rsid="0029753b"/>
    </style:style>
    <style:style style:name="T23" style:family="text">
      <style:text-properties officeooo:rsid="002aa098"/>
    </style:style>
    <style:style style:name="T24" style:family="text">
      <style:text-properties officeooo:rsid="002c50b9"/>
    </style:style>
    <style:style style:name="T25" style:family="text">
      <style:text-properties officeooo:rsid="002c7a7c"/>
    </style:style>
    <style:style style:name="T26" style:family="text">
      <style:text-properties officeooo:rsid="002cdce3"/>
    </style:style>
    <style:style style:name="T27" style:family="text">
      <style:text-properties officeooo:rsid="002e3dab"/>
    </style:style>
    <style:style style:name="T28" style:family="text">
      <style:text-properties officeooo:rsid="002f7bf6"/>
    </style:style>
    <style:style style:name="T29" style:family="text">
      <style:text-properties officeooo:rsid="0031595b"/>
    </style:style>
    <style:style style:name="T30" style:family="text">
      <style:text-properties officeooo:rsid="0033abe5"/>
    </style:style>
    <style:style style:name="T31" style:family="text">
      <style:text-properties officeooo:rsid="00369000"/>
    </style:style>
    <style:style style:name="T32" style:family="text">
      <style:text-properties officeooo:rsid="00376ce0"/>
    </style:style>
    <style:style style:name="T33" style:family="text">
      <style:text-properties officeooo:rsid="0037fc3a"/>
    </style:style>
    <style:style style:name="T34" style:family="text">
      <style:text-properties officeooo:rsid="0038b4d0"/>
    </style:style>
    <style:style style:name="T35" style:family="text">
      <style:text-properties officeooo:rsid="003a9b90"/>
    </style:style>
    <style:style style:name="T36" style:family="text">
      <style:text-properties officeooo:rsid="003ae14b"/>
    </style:style>
    <style:style style:name="T37" style:family="text">
      <style:text-properties officeooo:rsid="003c2220"/>
    </style:style>
    <style:style style:name="T38" style:family="text">
      <style:text-properties officeooo:rsid="003ca49c"/>
    </style:style>
    <style:style style:name="T39" style:family="text">
      <style:text-properties officeooo:rsid="003e143c"/>
    </style:style>
    <style:style style:name="T40" style:family="text">
      <style:text-properties officeooo:rsid="00413858"/>
    </style:style>
    <style:style style:name="T41" style:family="text">
      <style:text-properties fo:font-style="normal" style:font-style-asian="normal" style:font-style-complex="normal"/>
    </style:style>
    <style:style style:name="T42" style:family="text">
      <style:text-properties officeooo:rsid="00416e6d"/>
    </style:style>
    <style:style style:name="T43" style:family="text">
      <style:text-properties officeooo:rsid="0044db2f"/>
    </style:style>
    <style:style style:name="T44" style:family="text">
      <style:text-properties officeooo:rsid="00486e1c"/>
    </style:style>
    <style:style style:name="T45" style:family="text">
      <style:text-properties officeooo:rsid="0049ad9b"/>
    </style:style>
    <style:style style:name="T46" style:family="text">
      <style:text-properties officeooo:rsid="00528016"/>
    </style:style>
    <style:style style:name="T47" style:family="text">
      <style:text-properties officeooo:rsid="0053c3db"/>
    </style:style>
    <style:style style:name="T48" style:family="text">
      <style:text-properties style:text-underline-style="solid" style:text-underline-width="auto" style:text-underline-color="font-color"/>
    </style:style>
    <style:style style:name="T49" style:family="text">
      <style:text-properties style:text-underline-style="none"/>
    </style:style>
    <style:style style:name="T50" style:family="text">
      <style:text-properties officeooo:rsid="00543377"/>
    </style:style>
    <style:style style:name="T51" style:family="text">
      <style:text-properties officeooo:rsid="00586573"/>
    </style:style>
    <style:style style:name="T52" style:family="text">
      <style:text-properties officeooo:rsid="005bd74e"/>
    </style:style>
    <style:style style:name="T53" style:family="text">
      <style:text-properties style:font-name="Open Sans" officeooo:rsid="00107bd7"/>
    </style:style>
    <style:style style:name="T54" style:family="text">
      <style:text-properties style:font-name="Open Sans" officeooo:rsid="001f69fd"/>
    </style:style>
    <style:style style:name="T55" style:family="text">
      <style:text-properties style:font-name="Open Sans" officeooo:rsid="00609796"/>
    </style:style>
    <style:style style:name="T56" style:family="text">
      <style:text-properties style:font-name="Open Sans" officeooo:rsid="0061a52c"/>
    </style:style>
    <style:style style:name="T57" style:family="text">
      <style:text-properties style:font-name="Open Sans" officeooo:rsid="006290a9"/>
    </style:style>
    <style:style style:name="T58" style:family="text">
      <style:text-properties style:font-name="Open Sans" fo:font-style="italic" officeooo:rsid="0061a52c" style:font-style-asian="italic" style:font-style-complex="italic"/>
    </style:style>
    <style:style style:name="T59" style:family="text">
      <style:text-properties style:font-name="Open Sans" fo:font-style="normal" officeooo:rsid="0061a52c" style:font-style-asian="normal" style:font-style-complex="normal"/>
    </style:style>
    <style:style style:name="T60" style:family="text">
      <style:text-properties style:font-name="Open Sans" fo:font-style="normal" officeooo:rsid="006290a9" style:font-style-asian="normal" style:font-style-complex="normal"/>
    </style:style>
    <style:style style:name="T61" style:family="text">
      <style:text-properties style:font-name="Open Sans" officeooo:rsid="0066bc95"/>
    </style:style>
    <style:style style:name="T62" style:family="text">
      <style:text-properties style:font-name="Open Sans" officeooo:rsid="006c74c5"/>
    </style:style>
    <style:style style:name="T63" style:family="text">
      <style:text-properties style:font-name="Open Sans" officeooo:rsid="006cb261"/>
    </style:style>
    <style:style style:name="T64" style:family="text">
      <style:text-properties style:font-name="Open Sans" officeooo:rsid="002077db"/>
    </style:style>
    <style:style style:name="T65" style:family="text">
      <style:text-properties officeooo:rsid="005cf190"/>
    </style:style>
    <style:style style:name="T66" style:family="text">
      <style:text-properties officeooo:rsid="005d63b3"/>
    </style:style>
    <style:style style:name="T67" style:family="text">
      <style:text-properties officeooo:rsid="005d946d"/>
    </style:style>
    <style:style style:name="T68" style:family="text">
      <style:text-properties officeooo:rsid="005e3b0b"/>
    </style:style>
    <style:style style:name="T69" style:family="text">
      <style:text-properties officeooo:rsid="005fd575"/>
    </style:style>
    <style:style style:name="T70" style:family="text">
      <style:text-properties officeooo:rsid="00609796"/>
    </style:style>
    <style:style style:name="T71" style:family="text">
      <style:text-properties officeooo:rsid="0061a52c"/>
    </style:style>
    <style:style style:name="T72" style:family="text">
      <style:text-properties fo:font-variant="normal" fo:text-transform="none" fo:color="#000000" loext:opacity="100%" fo:letter-spacing="normal"/>
    </style:style>
    <style:style style:name="T73" style:family="text">
      <style:text-properties fo:font-variant="normal" fo:text-transform="none" fo:color="#000000" loext:opacity="100%" style:font-name="UnJamoNovel" fo:font-size="14pt" fo:letter-spacing="normal" fo:font-style="normal" fo:font-weight="normal"/>
    </style:style>
    <style:style style:name="T74" style:family="text">
      <style:text-properties fo:font-variant="normal" fo:text-transform="none" fo:color="#000000" loext:opacity="100%" style:font-name="UnJamoNovel" fo:font-size="14pt" fo:letter-spacing="normal" fo:font-style="normal" fo:font-weight="normal" officeooo:rsid="006290a9"/>
    </style:style>
    <style:style style:name="T75" style:family="text">
      <style:text-properties fo:font-variant="normal" fo:text-transform="none" fo:color="#000000" loext:opacity="100%" style:font-name="UnJamoNovel" fo:font-size="14pt" fo:letter-spacing="normal" fo:font-style="normal" fo:font-weight="normal" officeooo:rsid="0062995f"/>
    </style:style>
    <style:style style:name="T76" style:family="text">
      <style:text-properties fo:font-variant="normal" fo:text-transform="none" fo:color="#000000" loext:opacity="100%" style:font-name="UnJamoNovel" fo:font-size="14pt" fo:letter-spacing="normal" fo:font-style="normal" fo:font-weight="normal" officeooo:rsid="0063de40"/>
    </style:style>
    <style:style style:name="T77" style:family="text">
      <style:text-properties fo:font-variant="normal" fo:text-transform="none" fo:color="#000000" loext:opacity="100%" style:font-name="UnJamoNovel" fo:font-size="14pt" fo:letter-spacing="normal" fo:font-style="normal" fo:font-weight="normal" officeooo:rsid="0066bc95"/>
    </style:style>
    <style:style style:name="T78" style:family="text">
      <style:text-properties officeooo:rsid="0021f54f"/>
    </style:style>
    <style:style style:name="T79" style:family="text">
      <style:text-properties officeooo:rsid="0066ec3c"/>
    </style:style>
    <style:style style:name="T80" style:family="text">
      <style:text-properties officeooo:rsid="0068520e"/>
    </style:style>
    <style:style style:name="T81" style:family="text">
      <style:text-properties officeooo:rsid="0069b027"/>
    </style:style>
    <style:style style:name="T82" style:family="text">
      <style:text-properties officeooo:rsid="006b9434"/>
    </style:style>
    <style:style style:name="T83" style:family="text">
      <style:text-properties officeooo:rsid="006c41d8"/>
    </style:style>
    <style:style style:name="T84" style:family="text">
      <style:text-properties officeooo:rsid="006c74c5"/>
    </style:style>
    <style:style style:name="T85" style:family="text">
      <style:text-properties officeooo:rsid="006cb261"/>
    </style:style>
    <style:style style:name="T86" style:family="text">
      <style:text-properties officeooo:rsid="006e4fbc"/>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2425in" fo:text-indent="-0.25in" fo:margin-left="0.24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irteen Ways of Looking at “Re-” in Victorian Poetry</text:p>
      <text:p text:style-name="Subtitle">Script</text:p>
      <text:p text:style-name="Standard"/>
      <text:h text:style-name="Heading_20_1" text:outline-level="1">Slide 1 (Title)</text:h>
      <text:p text:style-name="Text_20_body">Hi, I’m Adam Mazel</text:p>
      <text:p text:style-name="Text_20_body"><text:tab/>Digital Publishing Librarian</text:p>
      <text:p text:style-name="Text_20_body"><text:tab/>IU</text:p>
      <text:p text:style-name="Text_20_body"/>
      <text:p text:style-name="Text_20_body">Thank you for attending my presentation / Welcome</text:p>
      <text:p text:style-name="Text_20_body"/>
      <text:p text:style-name="Text_20_body">First, I should mention that my presentation differs from what was advertised: my title and topic have changed. </text:p>
      <text:p text:style-name="Text_20_body"/>
      <text:p text:style-name="Text_20_body">My presentation is entitled _________</text:p>
      <text:p text:style-name="Text_20_body">In it, I’ll overview trends in how the prefix “Re-” is used in the poetry [of four British poets of the Victorian era—]Michael Field, Thomas Hardy, <text:s/>DG Rossetti, and AC Swinburne—trends that I uncovered through text mining. </text:p>
      <text:p text:style-name="Text_20_body">(So I won’t be overviewing a database of Victorian rhyming dictionaries.)</text:p>
      <text:h text:style-name="Heading_20_1" text:outline-level="1">Slide 2 (Outline)</text:h>
      <text:p text:style-name="Text_20_body">Here’s how I’ll do so:</text:p>
      <text:p text:style-name="Text_20_body">I’ll start by briefly explaining:</text:p>
      <text:list xml:id="list2206510703" text:style-name="L18">
        <text:list-item>
          <text:p text:style-name="Text_20_body">[Why I’m analyzing the prefix “Re-” in Victorian poetry]</text:p>
        </text:list-item>
        <text:list-item>
          <text:p text:style-name="Text_20_body">My methodology and why and how I’m using computational text analysis to analyze the prefix “Re-” </text:p>
        </text:list-item>
        <text:list-item>
          <text:p text:style-name="Text_20_body">My data: which books of poetry I’m analyzing, why I’m analyzing these poets [and who they are], and how / why I cleaned the data</text:p>
        </text:list-item>
      </text:list>
      <text:p text:style-name="Text_20_body">Then, I’ll discuss my computational analyses: We’ll look at:</text:p>
      <text:list xml:id="list3865450494" text:style-name="L19">
        <text:list-item>
          <text:p text:style-name="Text_20_body">Who uses the “Re-” prefix the most / least?</text:p>
        </text:list-item>
        <text:list-item>
          <text:p text:style-name="Text_20_body">Which words that start with the “re-” prefix are most frequent in each poet’s poetry?</text:p>
        </text:list-item>
        <text:list-item>
          <text:p text:style-name="Text_20_body">Which words tend to appear near re-” prefixed words in each poet’s poetry?</text:p>
          <text:list>
            <text:list-item>
              <text:p text:style-name="Text_20_body">a method called Key Word in Context</text:p>
            </text:list-item>
          </text:list>
        </text:list-item>
        <text:list-item>
          <text:p text:style-name="Text_20_body">When were “re-” prefixed words used more / less frequently in each poet’s poetry?</text:p>
        </text:list-item>
        <text:list-item>
          <text:p text:style-name="Text_20_body">Whether “re-” words are used positively / negatively </text:p>
          <text:list>
            <text:list-item>
              <text:p text:style-name="Text_20_body">a method called Sentiment Analysis</text:p>
            </text:list-item>
          </text:list>
        </text:list-item>
      </text:list>
      <text:h text:style-name="Heading_20_1" text:outline-level="1"/>
      <text:h text:style-name="Heading_20_1" text:outline-level="1">Slide 3 (Why “Re-” in VP? )</text:h>
      <text:p text:style-name="Text_20_body">What would possess someone to examine the prefix “re-” in Victorian poetry?</text:p>
      <text:p text:style-name="Text_20_body">Topic needs to be explained / justified<text:tab/>, so I’ll tell you the story of how this presentation came about.</text:p>
      <text:p text:style-name="Text_20_body">So I earned a PhD in English—specifically, Victorian poetry--from the University of Michigan in 2014. Fast forward ten years to this past winter, when one of my dissertation committee members contacted me to invite me to be part of her proposed panel at the 2023 North American Victorian Studies Conference (NAVSA), which is the conference for Victorianists in the field of English literature, and which is taking place this week here at IU. </text:p>
      <text:p text:style-name="Text_20_body">The theme of the conference is “Revision, Return, and Reform” in the Victorian era. But rather than focus on one of these terms in Victorian poetry, or, less intuitively, on “vision” or “form” in Victorian poetry, this panel proposed to focus on the “-re-” that recurs in the theme: as prefix, syllable, and rhyme: they’re interested in exploring whether this seemingly insignificant letter pairing is in fact significant in Victorian poetry, and they asked me to join them. </text:p>
      <text:p text:style-name="Text_20_body">My former professor asked me to approach “-re-” specifically using methods drawn from the digital humanities, since I started developing skills in this area a few years ago. My plan was to build an app—a publicly searchable database of Victorian-era rhyming dictionaries—but I ultimately decided to focus on text mining the prefix “re-” in Victorian poetry, as it is more interesting and feasible. </text:p>
      <text:p text:style-name="Text_20_body">So that is why I’m doing what I’m doing!</text:p>
      <text:h text:style-name="Heading_20_1" text:outline-level="1">Slide 4 (Methodology) </text:h>
      <text:p text:style-name="Text_20_body">So why did I decide to use text mining to analyze “-re-” ? </text:p>
      <text:p text:style-name="Text_20_body">Well, text mining and small, seemingly insignificant features of texts, like prefixes such as “re-,” go hand in hand. That’s because trivial details can be hard to notice with one’s eye—but they’re easy to notice and track via a computer.</text:p>
      <text:p text:style-name="P21">Indeed, the interplay of this question (analyzing “-re-”) and this method (text mining) <text:s/>play with the focus of one’s analytic lens. That’s because they oscillate between what DA Miller calls “too-close reading”--extreme close ups on an aspect of language (a prefix) that is microscopic and seemingly trivial—and “distant reading”--methods concerned with larger data and broader trends that are macroscopic.</text:p>
      <text:p text:style-name="Text_20_body">My hope is that this interplay of the zoomed in and zoomed out will reveal trends in language use that </text:p>
      <text:list xml:id="list1695903076" text:style-name="L20">
        <text:list-item>
          <text:p text:style-name="Text_20_body">show how tiny features of a text contribute to larger themes </text:p>
        </text:list-item>
        <text:list-item>
          <text:p text:style-name="Text_20_body">illuminate seemingly trivial but significant aspects of poetic style that would otherwise go unnoticed.</text:p>
        </text:list-item>
      </text:list>
      <text:h text:style-name="Heading_20_1" text:outline-level="1"/>
      <text:h text:style-name="Heading_20_1" text:outline-level="1">Slide 5 (Methodology)</text:h>
      <text:p text:style-name="Text_20_body">So that’s why I’m text mining. Now, I want to briefly mention how I’m text mining. </text:p>
      <text:p text:style-name="Text_20_body">So my computational text analyses are conducted via Python.</text:p>
      <text:p text:style-name="P21">Approach: Exploratory Data Analysis</text:p>
      <text:p text:style-name="P21"><text:tab/>This research is early stage: exploring data to discover trends and generate questions and basic insights</text:p>
      <text:p text:style-name="P21"><text:tab/>Share observations, rather than arguments</text:p>
      <text:p text:style-name="P21">Methods: count-based, rather than <text:s/>machine / deep learning</text:p>
      <text:p text:style-name="P21"><text:tab/>apt for tracing features (such as “re-”), early stage research, smaller data</text:p>
      <text:p text:style-name="P21"><text:tab/></text:p>
      <text:h text:style-name="Heading_20_1" text:outline-level="1"/>
      <text:h text:style-name="Heading_20_1" text:outline-level="1">Slide 4</text:h>
      <text:p text:style-name="Text_20_body">So why these poets, and what poetry (data) is being analyzed?</text:p>
      <text:p text:style-name="Text_20_body">[explain who poets are]</text:p>
      <text:p text:style-name="Text_20_body">I chose DG Rossetti, Michael Field, and Thomas Hardy to bring a distant-reading perspective on the research of my colleagues</text:p>
      <text:p text:style-name="Text_20_body">And I chose Swinburne because he’s a little more familiar to me</text:p>
      <text:p text:style-name="Text_20_body">And I chose them because their poetry is easily available in machine-readable format and relatively clean</text:p>
      <text:p text:style-name="Text_20_body">Here are the corpora that I analyzed:</text:p>
      <text:p text:style-name="Text_20_body">….</text:p>
      <text:p text:style-name="Text_20_body">In sum, all their books of poetry (except verse dramas, excluded because I deemed it a separate genre) and except Hardy’s Winter Words (1928) which is under copyright and thus not easily accessible in machine readable format.</text:p>
      <text:h text:style-name="Heading_20_1" text:outline-level="1">Slide 5</text:h>
      <text:p text:style-name="Text_20_body">I cleaned most of their noise, such as publication information</text:p>
      <text:p text:style-name="Text_20_body">But some noise remains: OCR errors, headers and footers, etc.</text:p>
      <text:p text:style-name="Text_20_body">However, I believe that noise does not hinder the analyses.</text:p>
      <text:p text:style-name="Text_20_body"/>
      <text:p text:style-name="Text_20_body">So that is the preliminary info. </text:p>
      <text:p text:style-name="Text_20_body">Now let’s get into the analyses.</text:p>
      <text:p text:style-name="Text_20_body"/>
      <text:h text:style-name="Heading_20_1" text:outline-level="1">Slide 6 </text:h>
      <text:p text:style-name="Text_20_body">The first question I’m going to answer is comparative: </text:p>
      <text:list xml:id="list2032331111" text:style-name="L2">
        <text:list-item>
          <text:p text:style-name="Text_20_body">What percent of each poet’s corpus is composed of words that start with the prefix “re-”? </text:p>
          <text:list>
            <text:list-item>
              <text:p text:style-name="Text_20_body">In other words, who uses the “re-” prefix the most / least? </text:p>
            </text:list-item>
          </text:list>
        </text:list-item>
      </text:list>
      <text:h text:style-name="Heading_20_1" text:outline-level="1">Slide 7</text:h>
      <text:p text:style-name="Text_20_body">To answer this, I compared each poet’s percentage of “re-”prefixed words: </text:p>
      <text:list xml:id="list733399348" text:style-name="L3">
        <text:list-item>
          <text:p text:style-name="Text_20_body">I took each poet’s corpus</text:p>
        </text:list-item>
        <text:list-item>
          <text:p text:style-name="Text_20_body">Counted how many words in that corpus start with “re-” prefix </text:p>
        </text:list-item>
        <text:list-item>
          <text:p text:style-name="Text_20_body">Divided the poet’s # of “re-” words by the total # of words in their corpus </text:p>
          <text:list>
            <text:list-item>
              <text:p text:style-name="Text_20_body"><text:soft-page-break/>Percent: normalizes the results + facilitates comparison</text:p>
              <text:list>
                <text:list-item>
                  <text:p text:style-name="Text_20_body">Otherwise, frequency may be determined by corpus size</text:p>
                </text:list-item>
              </text:list>
            </text:list-item>
          </text:list>
        </text:list-item>
        <text:list-item>
          <text:p text:style-name="Text_20_body">Visualized the percentages in a bar chart</text:p>
        </text:list-item>
      </text:list>
      <text:p text:style-name="Text_20_body">[code]</text:p>
      <text:h text:style-name="Heading_20_1" text:outline-level="1">Slide 8</text:h>
      <text:p text:style-name="Text_20_body">Results: </text:p>
      <text:list xml:id="list2641786082" text:style-name="L4">
        <text:list-item>
          <text:p text:style-name="Text_20_body">Of the four, Hardy uses the “re-” prefix the most (four times more than Swinburne); </text:p>
        </text:list-item>
        <text:list-item>
          <text:p text:style-name="Text_20_body">Rossetti uses it the least—indeed, he almost never uses it</text:p>
        </text:list-item>
      </text:list>
      <text:h text:style-name="Heading_20_1" text:outline-level="1">Slide 9</text:h>
      <text:p text:style-name="Text_20_body">So, now that we know who uses re- prefix most / least, let’s learn which “re-” words each poet uses and how often.</text:p>
      <text:p text:style-name="Text_20_body">Learn:</text:p>
      <text:list xml:id="list693749403" text:style-name="L6">
        <text:list-item>
          <text:p text:style-name="Text_20_body">which re- words are significant</text:p>
          <text:list>
            <text:list-item>
              <text:p text:style-name="Text_20_body">hint at themes</text:p>
            </text:list-item>
          </text:list>
        </text:list-item>
        <text:list-item>
          <text:p text:style-name="Text_20_body">Whether the poet’s “re-” vocabulary is narrow—e.g. uses one re- word many times—or whether their “re-” vocabulary is broad—e.g. uses many re- words one time</text:p>
          <text:list>
            <text:list-item>
              <text:p text:style-name="Text_20_body">reveal micro-aspect of style </text:p>
            </text:list-item>
          </text:list>
        </text:list-item>
      </text:list>
      <text:p text:style-name="Text_20_body"/>
      <text:h text:style-name="Heading_20_1" text:outline-level="1">Slide 10</text:h>
      <text:p text:style-name="Text_20_body">To do this, we’re going to have Python count keywords: </text:p>
      <text:list xml:id="list1849308688" text:style-name="L7">
        <text:list-item>
          <text:p text:style-name="Text_20_body">Have computer ID all words that start with re- </text:p>
        </text:list-item>
        <text:list-item>
          <text:p text:style-name="Text_20_body">Do a technique called “Stemming”</text:p>
          <text:list>
            <text:list-item>
              <text:p text:style-name="Text_20_body">remove their inflected endings so that different versions of a word are treated as the same word</text:p>
              <text:list>
                <text:list-item>
                  <text:p text:style-name="Text_20_body">ex. re-enters, re-entering, re-entered: re-enter (re-ent-)</text:p>
                </text:list-item>
              </text:list>
            </text:list-item>
            <text:list-item>
              <text:p text:style-name="Text_20_body">Facilitates finding trends in concepts</text:p>
            </text:list-item>
          </text:list>
        </text:list-item>
        <text:list-item>
          <text:p text:style-name="Text_20_body">Count how many times each stem appears</text:p>
        </text:list-item>
        <text:list-item>
          <text:p text:style-name="Text_20_body">Visualize word-stem and counts in a bar chart</text:p>
        </text:list-item>
      </text:list>
      <text:h text:style-name="Heading_20_1" text:outline-level="1">Slide 11</text:h>
      <text:list xml:id="list1685312416" text:style-name="L8">
        <text:list-item>
          <text:p text:style-name="Text_20_body">Swinburne: “re-risen”: 12x—keyword </text:p>
        </text:list-item>
        <text:list-item>
          <text:p text:style-name="Text_20_body"><text:soft-page-break/>Hardy: “re-enact”: 4x—possible keyword</text:p>
          <text:list>
            <text:list-item>
              <text:p text:style-name="Text_20_body">more interesting: breath of “re-” vocabulary, rather than depth</text:p>
            </text:list-item>
          </text:list>
        </text:list-item>
        <text:list-item>
          <text:p text:style-name="Text_20_body">Field: uses “re-” words only once</text:p>
          <text:list>
            <text:list-item>
              <text:p text:style-name="Text_20_body">never repeats a “re-” word</text:p>
            </text:list-item>
          </text:list>
        </text:list-item>
        <text:list-item>
          <text:p text:style-name="Text_20_body">Rossetti: uses only one “re-” word: “re-born”</text:p>
        </text:list-item>
      </text:list>
      <text:h text:style-name="Heading_20_1" text:outline-level="1">Slide 12</text:h>
      <text:p text:style-name="Text_20_body">Chart</text:p>
      <text:p text:style-name="Text_20_body">The first observation that I want to point out is visualized in this chart: </text:p>
      <text:list xml:id="list3012492764" text:style-name="L9">
        <text:list-item>
          <text:p text:style-name="Text_20_body">Swinburne has a small vocabulary of re- words (only three), but uses one of them very often</text:p>
        </text:list-item>
        <text:list-item>
          <text:p text:style-name="Text_20_body">Field and Hardy, on the other hand, use a much wider array of re- words (Hardy: 15; Field: eight) but rarely repeat them</text:p>
        </text:list-item>
        <text:list-item>
          <text:p text:style-name="Text_20_body">And Rossetti has both a small <text:s/>vocabulary of re- words and a low frequency: using one re- word only once</text:p>
        </text:list-item>
      </text:list>
      <text:h text:style-name="Heading_20_1" text:outline-level="1">Slide 13</text:h>
      <text:p text:style-name="Text_20_body">Swinburne: “re-risen”: 12x / 80% of Swinburne’s “re-” Words</text:p>
      <text:list xml:id="list4259574732" text:style-name="L10">
        <text:list-item>
          <text:p text:style-name="Text_20_body">When Swinburne uses “re-”, it almost always precedes “risen”</text:p>
        </text:list-item>
      </text:list>
      <text:p text:style-name="Text_20_body">So why does Swinburne use “re-” with “risen”?</text:p>
      <text:list xml:id="list2785101782" text:style-name="L11">
        <text:list-item>
          <text:p text:style-name="Text_20_body">In terms of form, it creates alliteration--the “re-” prefix echoes with the “ri-” of “risen”--so it is apt for and furthers Swinburne’s stylistic interest in sonic repetition.</text:p>
        </text:list-item>
        <text:list-item>
          <text:p text:style-name="Text_20_body">And regarding content, it points to Swinburne’s interest in and questioning of resurrection</text:p>
        </text:list-item>
      </text:list>
      <text:h text:style-name="Heading_20_1" text:outline-level="1">Slide 14</text:h>
      <text:p text:style-name="Text_20_body">DG Rossetti’s “re-born”: his only re- prefixed word, which itself appears only once: in his 1879 sonnet, "Ardour &amp; Memory" from the House of Life</text:p>
      <text:list xml:id="list1062386078" text:style-name="L12">
        <text:list-item>
          <text:p text:style-name="Text_20_body">This is what is called a hapax legomenon: or word used only once by an author in their writing</text:p>
        </text:list-item>
      </text:list>
      <text:p text:style-name="Text_20_body">What’s curious, however, is that while Rossetti rarely uses the “re-” prefix, he often uses hyphenated prefixes and hyphenated words, such as “a-heap” and “cukoo-throb.”</text:p>
      <text:p text:style-name="Text_20_body">And while he almost never uses “re-born,” like he almost never references “resurrection,” he often uses “born” and “birth”, both of which appear nearly 50 times. </text:p>
      <text:p text:style-name="Text_20_body">This suggests to me that DG Rossetti may be </text:p>
      <text:list xml:id="list3088044629" text:style-name="L13">
        <text:list-item>
          <text:p text:style-name="Text_20_body">uninterested in signifying repetition via the “re-” prefix</text:p>
        </text:list-item>
        <text:list-item>
          <text:p text:style-name="Text_20_body"><text:soft-page-break/>more interested in birth than re-birth</text:p>
        </text:list-item>
      </text:list>
      <text:h text:style-name="Heading_20_1" text:outline-level="1">Slide 15</text:h>
      <text:p text:style-name="Text_20_body">I also thought that we could take a deeper look at “re-illume”, because according to the OED, “re-illume” is among the least frequently used words, occurring fewer than 0.001 times per million words in modern written English (1500-2010). </text:p>
      <text:p text:style-name="Text_20_body">Yet this “extremely rare [word] unlikely ever to appear in modern text” appears in two of the poets selected here both Michael Field and Thomas Hardy.</text:p>
      <text:p text:style-name="Text_20_body">Chiefly poetic</text:p>
      <text:p text:style-name="Text_20_body"/>
      <text:p text:style-name="Text_20_body">I therefore thought I would use text mining to put “re-illume” into broader context</text:p>
      <text:h text:style-name="Heading_20_1" text:outline-level="1">Slide 16</text:h>
      <text:p text:style-name="Text_20_body">So here we see a visualization created by Google n-gram tool, which analyzes all of Google Books to show when a selected term was used. </text:p>
      <text:p text:style-name="Text_20_body">In this case, the counts of all variations of “re-illume” (re-illumes, re-illumed, re-illuming, etc.” are aggregated into one line to show the waxing and waning of the concept as a whole.</text:p>
      <text:p text:style-name="Text_20_body">Field and Hardy used “reillume” between 1906 and 1917 </text:p>
      <text:p text:style-name="Text_20_body">In 1906, “reillume” was a popular as it ever was. But the term was also steadily declining in use. </text:p>
      <text:p text:style-name="Text_20_body">In other words, Hardy’s use of “re-illume” might be said to be conservative or preservative: they were using a term that was becoming no longer used and considered no longer usable in poetry.</text:p>
      <text:h text:style-name="Heading_20_1" text:outline-level="1">Slide 17 </text:h>
      <text:p text:style-name="Text_20_body">So that is which “re-” prefixed words these four poet’s use. But looking at words in isolation, removed from their sentences and surrounding words, often leads to misreadings. </text:p>
      <text:p text:style-name="Text_20_body">Indeed, the linguist J. R. Firth stated that a word is known by the company it keeps. </text:p>
      <text:p text:style-name="Text_20_body">So for those reasons, now I’ll use Python to return these “re-” words to their poetic context. I’ll do so specifically by identifying which words tend to appear immediately after words that start with the “re-” prefix</text:p>
      <text:h text:style-name="Heading_20_1" text:outline-level="1">Slide 18</text:h>
      <text:p text:style-name="Text_20_body">The text mining method that I’ll use to do this is called Bigrams. Bigrams are two consecutive words. So in the sentence "She used the olive oil", the bigrams are, "She used", "used the" "the olive," and <text:s/>"olive oil", each of which has a frequency of one. </text:p>
      <text:p text:style-name="Text_20_body">My code zeros in on “re-” prefixd words to draw out each “re” word and the word that immediately follows it. But because the words that follow it are most often meaningless function words, like “to” and “of”, known as “stopwords,” I’ve removed those words to better reveal significant concepts.</text:p>
      <text:h text:style-name="Heading_20_1" text:outline-level="1"><text:soft-page-break/>Slide 19</text:h>
      <text:p text:style-name="Text_20_body">What this reveals is that:</text:p>
      <text:list xml:id="list752657026" text:style-name="L14">
        <text:list-item>
          <text:p text:style-name="Text_20_body">Swinburne uses the “re-” prefix often in the context of life and death, mortality, etc.</text:p>
          <text:list>
            <text:list-item>
              <text:p text:style-name="Standard">"life", "dead" (2x), "dust", "mortal"</text:p>
            </text:list-item>
          </text:list>
        </text:list-item>
        <text:list-item>
          <text:p text:style-name="Standard">He also juxtaposes “re-risen” with “prison” to create a rhyme</text:p>
        </text:list-item>
        <text:list-item>
          <text:p text:style-name="Text_20_body">Hardy similarly associates the “re-” prefix with time, eternity / mortality, etc.</text:p>
          <text:list>
            <text:list-item>
              <text:p text:style-name="Text_20_body">"time" (2x), "semipiternal" (everlasting), "killing", "death", "lives" "new", "olden"</text:p>
            </text:list-item>
          </text:list>
        </text:list-item>
        <text:list-item>
          <text:p text:style-name="Text_20_body">Michael Field, on the other hand, uses “re-” with opposites</text:p>
          <text:list>
            <text:list-item>
              <text:p text:style-name="Standard">they juxtapose "re-appear" with "fade" and "re-light" with "tarnished"</text:p>
            </text:list-item>
          </text:list>
        </text:list-item>
      </text:list>
      <text:h text:style-name="Heading_20_1" text:outline-level="1">Slide 20</text:h>
      <text:p text:style-name="Text_20_body">We can also look at context beyond the adjoining word. For instance, as I was looking at Hardy’s “re-” prefixed words, I noticed that his “re-” prefixed words often occur near words that start with “re” (the same etymological root, but without the hyphen), such as “return.”</text:p>
      <text:p text:style-name="Text_20_body">I therefore decided to test whether this is a trend—whether "re-" prefixed words and "re" (unhyphenated) words co-occur in Hardy's poetry.</text:p>
      <text:h text:style-name="Heading_20_1" text:outline-level="1">Slide 21</text:h>
      <text:p text:style-name="Text_20_body">Thus, I had Python to return only those sentences in Hardy’s poetry that contain both a word that starts with a “re-” prefix and a word that starts with “re” without a hyphen.</text:p>
      <text:p text:style-name="Text_20_body">And to better highlight these words and their proximity to one another, I had Python surround them with asterisks. </text:p>
      <text:p text:style-name="Text_20_body"/>
      <text:h text:style-name="Heading_20_1" text:outline-level="1">Slide 22</text:h>
      <text:p text:style-name="Text_20_body">It turns out that there is a pattern: </text:p>
      <text:list xml:id="list4266555304" text:style-name="L15">
        <text:list-item>
          <text:p text:style-name="Text_20_body">In the first instance, “re-expression” is followed closely by “repartee”</text:p>
        </text:list-item>
        <text:list-item>
          <text:p text:style-name="Text_20_body">In the next example, “revive” immediately precedes “re-illume”</text:p>
        </text:list-item>
        <text:list-item>
          <text:p text:style-name="Text_20_body">In the third, “re-enactment” is proximate to “review” and “re-greeting” is rhymed with “repeating”</text:p>
        </text:list-item>
        <text:list-item>
          <text:p text:style-name="Text_20_body">And so on.</text:p>
        </text:list-item>
      </text:list>
      <text:h text:style-name="Heading_20_1" text:outline-level="1">Slide 23</text:h>
      <text:p text:style-name="Text_20_body">Indeed, 30% (6 / 20) of sentences containing "re-" prefixed words in Hardy's poetry also contain "re" (unhyphenated) words in close proximity. And their uses of “re” whether hyphenated or not derive from the same etymological root (hyphenated "re-" prefix)</text:p>
      <text:p text:style-name="Text_20_body"><text:soft-page-break/>In other words, “re” repeats in Hardy’s poetry: Hardy often juxtaposes “re-” words with “re” words </text:p>
      <text:p text:style-name="Text_20_body">This pattern offers insight into an easily overlooked microelement of Hardy’s style: Hardy’s juxtapositions of “re(-)”:</text:p>
      <text:p text:style-name="Text_20_body"><text:tab/>They create a visual and audial rhyme in the alliterative returns of re</text:p>
      <text:p text:style-name="Text_20_body"><text:tab/>They also create an echo in content: as “re(-)”, which denotes return, itself returns</text:p>
      <text:h text:style-name="Heading_20_1" text:outline-level="1">Slide 24</text:h>
      <text:p text:style-name="Text_20_body">So, that examined “Re-”prefixed words in context and which “re-” prefixed words are frequent. Now, let’s examine when “re-” prefixed words became frequent. We’ll do so by identifying when each poet used “re-” words more / less often by tracing the frequency of their use across their career. </text:p>
      <text:p text:style-name="Text_20_body">This will then lead us to ask why “re-” prefixed words waxed or waned when they did, and it can identify in which book of poetry “re-” prefixed words are frequent / infrequent. </text:p>
      <text:h text:style-name="Heading_20_1" text:outline-level="1">Slide 25</text:h>
      <text:p text:style-name="Text_20_body">To do so, we’ll use a text mining method known as “time series,” or, more specifically, “term frequency over time.” This is the same type of analysis and visualization that we saw in Google’s ngram viewer. </text:p>
      <text:p text:style-name="Text_20_body">The code has Python count what percent of each book of poetry by each poet is composed of"re-" words. Then, it plots those counts in a line graph, where the X axis is the publication year of the poet’s book of poetry, and the Y axis is the percentage. It also labels key points on the graph with the name of the book. </text:p>
      <text:p text:style-name="Text_20_body">This will show us the waxing and waning of “re-” words in each poet’s corpus across their careers.</text:p>
      <text:p text:style-name="Text_20_body"/>
      <text:h text:style-name="Heading_20_1" text:outline-level="1">Slide 26</text:h>
      <text:p text:style-name="Text_20_body">What we can see them is that:</text:p>
      <text:p text:style-name="Text_20_body">In the case of Swinburne, “re-”prefixed words interested him in the middle of his career, particularly in A Century of Roundels (1883). </text:p>
      <text:p text:style-name="Text_20_body">In the case of Michael Field, “re-”prefixed words were of very strong interest in their Whym Chow: Flame of Love.</text:p>
      <text:h text:style-name="Heading_20_1" text:outline-level="1">Slide 27</text:h>
      <text:p text:style-name="Text_20_body">How can we explain this? </text:p>
      <text:p text:style-name="Text_20_body">Well, with Swinburne: the “re-” prefix probably appeared in A Century of Roundels because “re-” signifies repetition and the roundel form is circular and repetitive: content and form echo each other</text:p>
      <text:p text:style-name="Text_20_body"><text:soft-page-break/>And with Field, “re-” indicates again-ness and return, and thus is apt for an elegy (in this case, for their beloved dog), where returning to the past and returning from the dead would be expected tropes. </text:p>
      <text:p text:style-name="Text_20_body">So it make sense that re- would be frequent in these two books, given their form and genre.</text:p>
      <text:h text:style-name="Heading_20_1" text:outline-level="1">Slide 28</text:h>
      <text:p text:style-name="Text_20_body">So that time series showed when “re-” prefixed words became frequent or disused in each poet’s career.</text:p>
      <text:p text:style-name="Text_20_body">Now, and lastly, let’s examine the feelings associated with “re-” prefixed words, specifically whether those words are more often used negatively or positively and whether they more often appear in contexts that are negative or positive. </text:p>
      <text:p text:style-name="Text_20_body">This can tell us about the connotations ascribed by each poet to “re-”prefixed words and to the concept and action of repetition and doing again.</text:p>
      <text:h text:style-name="Heading_20_1" text:outline-level="1">Slide 29</text:h>
      <text:p text:style-name="Text_20_body">To do so, we’re going to use a text mining method known as “sentiment analysis.”</text:p>
      <text:p text:style-name="Text_20_body">Sentiment analyses determine the emotional tone of a piece of text, such as a book of poetry, a poem, or in this case, sentences of poetry containing “re-” prefixed words. The technique does so by classifying the sentiment of the piece of text as negative, neutral, or positive.</text:p>
      <text:p text:style-name="Text_20_body">The sentiment analyzer that I use here classifies the sentiment of “re-” sentences by means of a lexicon. It employs a lexicon that contains thousands of words and phrases that have been labeled with polarity scores indicating whether the word is positive, negative, or neutral.</text:p>
      <text:p text:style-name="Text_20_body"/>
      <text:p text:style-name="Text_20_body">The analyzer can account for intensifiers and valence shifting: how a word’s sentiment can change when that word is combined with another. For example, it can identify that “extremely good” has a very positive sentiment, while “not good” has a negative sentiment. This analyzer also identifies when punctuation affects the sentiment, such as when exclamation points intensify the mood.</text:p>
      <text:p text:style-name="Text_20_body">This sentiment analyzer does have limitations, as it is not great at detecting sarcasm, such as when one says that they’re having a great day but means just the opposite. And like all tools, it’s not 100% accurate.</text:p>
      <text:p text:style-name="Text_20_body">After aggregate the scores of each word in a “re-” sentence to create a score for that sentence, the analyzer then aggregates the scores of each “re-” sentence to give a general sense of whether “re-” words are more often used positively, neutrally, or negatively by that poet. </text:p>
      <text:p text:style-name="Text_20_body">I’ve also calculated the sentiment scores of each poet’s corpus to serve as a norm against which to compare / contrast sentiment scores of sentences with "re-" words. This can perhaps tell us whether the sentiments of “re-” sentences contribute to the poet’s general tone or diverge from it, i.e. whether “re-” words have any impact on tome or whether the sentence is typical in tone.</text:p>
      <text:h text:style-name="Heading_20_1" text:outline-level="1"><text:soft-page-break/>Slide 30</text:h>
      <text:p text:style-name="Text_20_body">[Point out: each poet’s “re-” sentence sentiment:</text:p>
      <text:list xml:id="list4100460577" text:style-name="L16">
        <text:list-item>
          <text:p text:style-name="Text_20_body">Swinburne: negative</text:p>
        </text:list-item>
        <text:list-item>
          <text:p text:style-name="Text_20_body">Hardy: negative</text:p>
        </text:list-item>
        <text:list-item>
          <text:p text:style-name="Text_20_body">Field: positive</text:p>
        </text:list-item>
        <text:list-item>
          <text:p text:style-name="Text_20_body">Rossetti: negative ]</text:p>
        </text:list-item>
      </text:list>
      <text:h text:style-name="Heading_20_1" text:outline-level="1">Slide 31</text:h>
      <text:p text:style-name="Text_20_body">[point out each poet’s overall sentiment]</text:p>
      <text:h text:style-name="Heading_20_1" text:outline-level="1">Slide 32</text:h>
      <text:p text:style-name="Text_20_body">What is revealed is rendered in this table:</text:p>
      <text:list xml:id="list860378993" text:style-name="L17">
        <text:list-item>
          <text:p text:style-name="Standard">Field: Consistently Positive</text:p>
        </text:list-item>
        <text:list-item>
          <text:p text:style-name="Standard">Hardy: Consistently Negative</text:p>
        </text:list-item>
        <text:list-item>
          <text:p text:style-name="Standard">Swinburne: "Re-" sentences diverge from norm</text:p>
          <text:list>
            <text:list-item>
              <text:p text:style-name="Standard">tend to appear in negative contexts and / or have negative connotations</text:p>
              <text:list>
                <text:list-item>
                  <text:p text:style-name="Standard">Since Swinburne uses “re-” as part of “re-risen”, does that mean that resurrection / life after death has negative connotations for Swinburne?</text:p>
                </text:list-item>
              </text:list>
            </text:list-item>
          </text:list>
        </text:list-item>
      </text:list>
      <text:h text:style-name="Heading_20_1" text:outline-level="1"><text:s/>Slide 33</text:h>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ccanthis ADF Std" svg:font-family="'Accanthis ADF Std'"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Symbol" svg:font-family="OpenSymbol" style:font-charset="x-symbol"/>
    <style:font-face style:name="Sans" svg:font-family="Sans" style:font-family-generic="swiss"/>
    <style:font-face style:name="UnJamoNovel" svg:font-family="UnJamoNove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8T16:40:13.117326925</meta:creation-date>
    <dc:date>2023-11-03T21:13:20.626539777</dc:date>
    <meta:editing-duration>P1DT13H32M43S</meta:editing-duration>
    <meta:editing-cycles>34</meta:editing-cycles>
    <meta:generator>LibreOffice/7.3.7.2$Linux_X86_64 LibreOffice_project/30$Build-2</meta:generator>
    <meta:document-statistic meta:table-count="0" meta:image-count="0" meta:object-count="0" meta:page-count="13" meta:paragraph-count="212" meta:word-count="3108" meta:character-count="18036" meta:non-whitespace-character-count="15163"/>
  </office:meta>
</office:document-meta>
</file>